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9c740" officeooo:paragraph-rsid="0009c7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SAMP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7:58:57.203750650</meta:creation-date>
    <dc:date>2020-01-14T18:00:03.431807948</dc:date>
    <meta:editing-duration>PT1M7S</meta:editing-duration>
    <meta:editing-cycles>1</meta:editing-cycles>
    <meta:document-statistic meta:table-count="0" meta:image-count="0" meta:object-count="0" meta:page-count="1" meta:paragraph-count="1" meta:word-count="423" meta:character-count="2961" meta:non-whitespace-character-count="2538"/>
    <meta:generator>LibreOffice/6.0.3.2$Linux_X86_64 LibreOffice_project/00m0$Build-2</meta:generator>
  </office:meta>
</office:document-meta>
</file>